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0951in" table:align="left"/>
    </style:style>
    <style:style style:name="Table1.A" style:family="table-column">
      <style:table-column-properties style:column-width="2.3111in"/>
    </style:style>
    <style:style style:name="Table1.B" style:family="table-column">
      <style:table-column-properties style:column-width="1.8in"/>
    </style:style>
    <style:style style:name="Table1.C" style:family="table-column">
      <style:table-column-properties style:column-width="0.0368in"/>
    </style:style>
    <style:style style:name="Table1.D" style:family="table-column">
      <style:table-column-properties style:column-width="1.9472in"/>
    </style:style>
    <style:style style:name="Table1.A1" style:family="table-cell">
      <style:table-cell-properties style:vertical-align="middle" fo:padding="0in" fo:border="none"/>
    </style:style>
    <style:style style:name="Table1.B1" style:family="table-cell">
      <style:table-cell-properties style:vertical-align="middle"/>
    </style:style>
    <style:style style:name="Table1.C1" style:family="table-cell">
      <style:table-cell-properties style:vertical-align="middle"/>
    </style:style>
    <style:style style:name="Table1.D1" style:family="table-cell">
      <style:table-cell-properties style:vertical-align="middle"/>
    </style:style>
    <style:style style:name="Table1.A2" style:family="table-cell">
      <style:table-cell-properties style:vertical-align="middle"/>
    </style:style>
    <style:style style:name="Table1.D2" style:family="table-cell">
      <style:table-cell-properties style:vertical-align="middle"/>
    </style:style>
    <style:style style:name="Table2" style:family="table">
      <style:table-properties style:width="2.2799in" table:align="left"/>
    </style:style>
    <style:style style:name="Table2.A" style:family="table-column">
      <style:table-column-properties style:column-width="2.2799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1.8951in" table:align="left"/>
    </style:style>
    <style:style style:name="Table3.A" style:family="table-column">
      <style:table-column-properties style:column-width="1.8951in"/>
    </style:style>
    <style:style style:name="Table3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/>
    </style:style>
    <style:style style:name="P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fo:color="#222222"/>
    </style:style>
    <style:style style:name="P5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color="#222222"/>
    </style:style>
    <style:style style:name="P6" style:family="paragraph" style:parent-style-name="Table_20_Contents">
      <style:paragraph-properties fo:margin-left="0in" fo:margin-right="0in" fo:margin-top="0in" fo:margin-bottom="0in" style:line-height-at-least="0.2839in" fo:text-align="center" style:justify-single-word="false" fo:text-indent="0in" style:auto-text-indent="false" fo:padding="0in" fo:border="none"/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in" fo:margin-right="0.0311in" fo:margin-top="0in" fo:margin-bottom="0in" fo:text-align="end" style:justify-single-word="false" fo:text-indent="0in" style:auto-text-indent="false" fo:padding="0in" fo:border="none"/>
      <style:text-properties fo:color="#222222" style:font-name="arial"/>
    </style:style>
    <style:style style:name="P8" style:family="paragraph" style:parent-style-name="Table_20_Contents">
      <style:paragraph-properties fo:margin-left="0.0528in" fo:margin-right="0in" fo:margin-top="0in" fo:margin-bottom="0in" fo:text-indent="0in" style:auto-text-indent="false"/>
    </style:style>
    <style:style style:name="P9" style:family="paragraph" style:parent-style-name="Preformatted_20_Text">
      <style:paragraph-properties fo:margin-left="0in" fo:margin-right="0.1575in" fo:margin-top="0.0528in" fo:margin-bottom="0in" fo:text-indent="0in" style:auto-text-indent="false" fo:padding="0in" fo:border="none"/>
    </style:style>
    <style:style style:name="P10" style:family="paragraph" style:parent-style-name="Preformatted_20_Text">
      <style:paragraph-properties fo:margin-left="0in" fo:margin-right="0.1575in" fo:margin-top="0.0528in" fo:margin-bottom="0in" fo:text-indent="0in" style:auto-text-indent="false" fo:padding="0in" fo:border="none"/>
      <style:text-properties fo:font-variant="normal" fo:text-transform="none" fo:color="#222222" style:font-name="arial" fo:font-size="9.10000038146973pt" fo:letter-spacing="normal" fo:font-style="normal" fo:font-weight="normal"/>
    </style:style>
    <style:style style:name="P11" style:family="paragraph" style:parent-style-name="Preformatted_20_Text">
      <style:paragraph-properties fo:margin-left="0in" fo:margin-right="0.1575in" fo:margin-top="0.0528in" fo:margin-bottom="0in" fo:text-indent="0in" style:auto-text-indent="false" fo:padding="0in" fo:border="none"/>
      <style:text-properties fo:font-variant="normal" fo:text-transform="none" fo:color="#222222" fo:letter-spacing="normal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.1575in" fo:margin-top="0.0528in" fo:margin-bottom="0in" fo:text-indent="0in" style:auto-text-indent="false" fo:padding="0in" fo:border="none"/>
    </style:style>
    <style:style style:name="P14" style:family="paragraph" style:parent-style-name="Text_20_body">
      <style:paragraph-properties fo:margin-left="0in" fo:margin-right="0.1575in" fo:margin-top="0.0528in" fo:margin-bottom="0in" fo:text-indent="0in" style:auto-text-indent="false" fo:padding="0in" fo:border="none"/>
      <style:text-properties fo:font-variant="normal" fo:text-transform="none" fo:color="#222222" style:font-name="arial" fo:font-size="9.10000038146973pt" fo:letter-spacing="normal" fo:font-style="normal" fo:font-weight="normal"/>
    </style:style>
    <style:style style:name="T1" style:family="text">
      <style:text-properties fo:color="#222222" fo:font-size="9.10000038146973pt" fo:font-weight="bold"/>
    </style:style>
    <style:style style:name="T2" style:family="text">
      <style:text-properties fo:color="#222222" style:font-name="arial" style:font-name-asian="arial" style:font-name-complex="arial"/>
    </style:style>
    <style:style style:name="T3" style:family="text">
      <style:text-properties fo:color="#555555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size="9.10000038146973pt" fo:font-style="normal" fo:font-weight="normal"/>
    </style:style>
    <style:style style:name="T6" style:family="text">
      <style:text-properties style:font-name="arial" fo:font-size="9.10000038146973pt" fo:font-style="normal" fo:font-weight="bold"/>
    </style:style>
    <style:style style:name="T7" style:family="text">
      <style:text-properties fo:font-variant="normal" fo:text-transform="none" fo:color="#222222" style:font-name="arial" fo:font-size="9.10000038146973pt" fo:letter-spacing="normal" fo:font-style="normal" fo:font-weight="normal"/>
    </style:style>
    <style:style style:name="T8" style:family="text">
      <style:text-properties fo:font-variant="normal" fo:text-transform="none" fo:color="#1155cc" style:font-name="arial" fo:font-size="9.10000038146973pt" fo:letter-spacing="normal" fo:font-style="normal" fo:font-weight="normal"/>
    </style:style>
    <style:style style:name="T9" style:family="text">
      <style:text-properties fo:font-size="24pt"/>
    </style:style>
    <style:style style:name="T10" style:family="text">
      <style:text-properties fo:font-size="24pt" fo:font-weight="bold"/>
    </style:style>
    <style:style style:name="T11" style:family="text">
      <style:text-properties fo:font-size="36pt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"><text:span text:style-name="T1">jjose</text:span> <text:span text:style-name="T3">&lt;jjose.2008@gmail.com&gt;</text:span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7"><text:bookmark text:name=":3ot"/>8:55 PM (13 hours ago)</text:p>
            <text:p text:style-name="P4"><draw:frame draw:style-name="fr1" draw:name="graphics1" text:anchor-type="as-char" svg:width="0.0102in" svg:height="0.0161in" draw:z-index="2"><draw:image xlink:href="https://mail.google.com/mail/u/0/images/cleardot.gif" xlink:type="simple" xlink:show="embed" xlink:actuate="onLoad"/></draw:frame></text:p>
          </table:table-cell>
          <table:table-cell table:style-name="Table1.C1" office:value-type="string">
            <text:p text:style-name="P2"/>
          </table:table-cell>
          <table:table-cell table:style-name="Table1.D2" table:number-rows-spanned="2" office:value-type="string">
            <text:p text:style-name="P5"><draw:frame draw:style-name="fr1" draw:name="graphics2" text:anchor-type="as-char" svg:width="0.2209in" svg:height="0.2209in" draw:z-index="0"><draw:image xlink:href="https://mail.google.com/mail/u/0/images/cleardot.gif" xlink:type="simple" xlink:show="embed" xlink:actuate="onLoad"/></draw:frame></text:p>
            <text:section text:style-name="Sect1" text:name=":3oi">
              <text:p text:style-name="P6"><draw:frame draw:style-name="fr1" draw:name="graphics3" text:anchor-type="as-char" svg:width="0.2209in" svg:height="0.2209in" draw:z-index="1"><draw:image xlink:href="https://mail.google.com/mail/u/0/images/cleardot.gif" xlink:type="simple" xlink:show="embed" xlink:actuate="onLoad"/></draw:frame></text:p>
              <table:table table:name="Table3" table:style-name="Table3">
                <table:table-column table:style-name="Table3.A"/>
                <table:table-row>
                  <table:table-cell table:style-name="Table3.A1" office:value-type="string">
                    <text:p text:style-name="P3">to undisclosed recipients</text:p>
                    <text:p text:style-name="P8"><draw:frame draw:style-name="fr1" draw:name="graphics4" text:anchor-type="as-char" svg:width="0.1264in" svg:height="0.1264in" draw:z-index="3"><draw:image xlink:href="https://mail.google.com/mail/u/0/images/cleardot.gif" xlink:type="simple" xlink:show="embed" xlink:actuate="onLoad"/></draw:frame><text:bookmark text:name=":3r9"/></text:p>
                  </table:table-cell>
                </table:table-row>
              </table:table>
              <text:p text:style-name="Table_20_Contents"/>
            </text:section>
          </table:table-cell>
        </table:table-row>
        <table:table-row>
          <table:table-cell table:style-name="Table1.A2" table:number-columns-spanned="3" office:value-type="string">
            <text:p text:style-name="P1"/>
          </table:table-cell>
          <table:covered-table-cell/>
          <table:covered-table-cell/>
          <table:covered-table-cell/>
        </table:table-row>
      </table:table>
      <text:section text:style-name="Sect1" text:name=":3ra">
        <text:p text:style-name="P12"/>
      </text:section>
      <text:section text:style-name="Sect1" text:name=":3ov">
        <text:p text:style-name="P13"/>
        <text:section text:style-name="Sect1" text:name=":3ow">
          <text:p text:style-name="P9">Dr Harrington.</text:p>
          <text:p text:style-name="P10">as I could not find the answer anywhere else, even though I tried several days on the google,</text:p>
          <text:p text:style-name="P11"> <text:span text:style-name="T5">I am taking the freedom to contact you directly for something very simple but unknown to me.</text:span></text:p>
          <text:p text:style-name="P9"/>
          <text:p text:style-name="P9"><text:span text:style-name="T7">On your python tutorial <text:s/></text:span><text:a xlink:type="simple" xlink:href="http://anh.cs.luc.edu/python/hands-on/3.1/handsonHtml/graphics.html" office:target-frame-name="_blank" xlink:show="new"><text:span text:style-name="T8">"http://anh.cs.luc.edu/python/hands-on/3.1/handsonHtml/graphics.html"</text:span></text:a><text:span text:style-name="T7"> </text:span></text:p>
          <text:p text:style-name="P10">on the graphics area you use several timed the</text:p>
          <text:p text:style-name="P9"/>
          <text:p text:style-name="P10">from graphics import *</text:p>
          <text:p text:style-name="P10">def main():</text:p>
          <text:p text:style-name="P11"><text:s text:c="4"/><text:span text:style-name="T5">win = GraphWin('Face', 200, 150) # give title and dimensions</text:span></text:p>
          <text:p text:style-name="P11"><text:s text:c="4"/><text:span text:style-name="T6">win.yUp()</text:span><text:span text:style-name="T5"> # make right side up coordinates!</text:span></text:p>
          <text:p text:style-name="P9"/>
          <text:p text:style-name="P10">I have the actual version of graphics.py ( <text:s text:c="2"/># Version 4.2 5/26/2011 <text:s text:c="2"/>) <text:s/>just downloaded for Mr Zelle site, but the mentioned <text:span text:style-name="T10">"yUp "</text:span></text:p>
          <text:p text:style-name="P11"><text:s/><text:span text:style-name="T5">is non existent on that file.</text:span></text:p>
          <text:p text:style-name="P9"/>
          <text:p text:style-name="P10">could you pls indicate where the source for the mentioned <text:span text:style-name="T10">"yUp"</text:span><text:span text:style-name="T11"> </text:span><text:span text:style-name="T9">method</text:span> <text:span text:style-name="T9">can be find.</text:span></text:p>
          <text:p text:style-name="P9"/>
          <text:p text:style-name="P14">thanks in advance ans hope you dont get upset for his direct contact for a selfstudy python student from Brazil<text:line-break/><text:line-break/>juan abba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0:16:28</meta:creation-date>
    <dc:date>2013-05-13T10:17:13</dc:date>
    <meta:editing-duration>P0D</meta:editing-duration>
    <meta:editing-cycles>1</meta:editing-cycles>
    <meta:document-statistic meta:table-count="3" meta:image-count="4" meta:object-count="0" meta:page-count="1" meta:paragraph-count="20" meta:word-count="151" meta:character-count="932" meta:non-whitespace-character-count="775"/>
    <meta:generator>LibreOffice/3.5$MacOSX_x86 LibreOffice_project/e0fbe70-dcba98b-297ab39-994e618-0f858f0</meta:generator>
  </office:meta>
</office:document-meta>
</file>